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4cm" fo:margin-left="0.235cm" table:align="left" fo:background-color="transparent">
        <style:background-image/>
      </style:table-properties>
    </style:style>
    <style:style style:name="Tableau1.A" style:family="table-column">
      <style:table-column-properties style:column-width="0.801cm"/>
    </style:style>
    <style:style style:name="Tableau1.B" style:family="table-column">
      <style:table-column-properties style:column-width="10.793cm"/>
    </style:style>
    <style:style style:name="Tableau1.C" style:family="table-column">
      <style:table-column-properties style:column-width="2.212cm"/>
    </style:style>
    <style:style style:name="Tableau1.D" style:family="table-column">
      <style:table-column-properties style:column-width="1.492cm"/>
    </style:style>
    <style:style style:name="Tableau1.E" style:family="table-column">
      <style:table-column-properties style:column-width="3.7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 style:data-style-name="N0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0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727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pt" fo:language="fr" fo:country="FR" style:text-underline-style="none" fo:font-weight="bold" officeooo:rsid="018d8272" officeooo:paragraph-rsid="018d8272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color="#2a6099" loext:opacity="100%" style:font-name="Arial1" fo:font-size="10pt" fo:language="fr" fo:country="F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2a6099" loext:opacity="100%" style:font-name="Arial1" fo:font-size="10pt" fo:language="fr" fo:country="FR" fo:font-weight="bold" officeooo:rsid="018d8272" officeooo:paragraph-rsid="018d8272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2a6099" loext:opacity="100%" style:font-name="Arial1" fo:font-size="10pt" fo:language="fr" fo:country="FR" fo:font-weight="bold" officeooo:rsid="01bdd639" officeooo:paragraph-rsid="01bdd639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8f218" officeooo:paragraph-rsid="01a8f218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8dd0c1" officeooo:paragraph-rsid="018dd0c1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1b663" officeooo:paragraph-rsid="01a1b663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0f57a75" officeooo:paragraph-rsid="00f57a75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1b663" officeooo:paragraph-rsid="01a1b663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weight="bold" officeooo:rsid="00f0ee28" officeooo:paragraph-rsid="00f0ee28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color="#c9211e" loext:opacity="100%" style:font-name="Arial1" fo:font-size="11pt" fo:language="fr" fo:country="FR" fo:font-weight="bold" officeooo:rsid="017a83bc" officeooo:paragraph-rsid="017a83bc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color="#c9211e" loext:opacity="100%" style:font-name="Arial1" fo:font-size="11pt" fo:language="fr" fo:country="FR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2a6099" loext:opacity="100%" style:font-name="Arial1" fo:font-size="10pt" fo:language="fr" fo:country="FR" fo:font-weight="bold" officeooo:rsid="01ca2bd2" officeooo:paragraph-rsid="01ca2bd2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8d82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bdd639" officeooo:paragraph-rsid="01bdd63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becc7e" officeooo:paragraph-rsid="01becc7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930f11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930f11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style="normal" fo:font-weight="normal" officeooo:rsid="01b41d1e" officeooo:paragraph-rsid="01b41d1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8f40dc" officeooo:paragraph-rsid="018f40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4f9996" officeooo:paragraph-rsid="014f999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9f9f2c" officeooo:paragraph-rsid="019f9f2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79ac6d" officeooo:paragraph-rsid="0179ac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bdd639" officeooo:paragraph-rsid="01bdd639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c0333f" officeooo:paragraph-rsid="01c0333f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becc7e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style="normal" fo:font-weight="normal" officeooo:rsid="01b75df1" officeooo:paragraph-rsid="01b75df1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c05c2f" officeooo:paragraph-rsid="01c05c2f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c1acff" officeooo:paragraph-rsid="01c1acff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c1acff" officeooo:paragraph-rsid="01c1acff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c2f585" officeooo:paragraph-rsid="01c2f585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c2f585" officeooo:paragraph-rsid="01c2f585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c44276" officeooo:paragraph-rsid="01c44276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c44276" officeooo:paragraph-rsid="01c44276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c5e81c" officeooo:paragraph-rsid="01c5e81c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c6dba8" officeooo:paragraph-rsid="01c6dba8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c8539b" officeooo:paragraph-rsid="01c8539b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c8539b" officeooo:paragraph-rsid="01c8539b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18f3174" officeooo:paragraph-rsid="018f3174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14f9996" officeooo:paragraph-rsid="014f9996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style="normal" fo:font-weight="normal" officeooo:rsid="018d8272" officeooo:paragraph-rsid="018d8272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style="normal" fo:font-weight="normal" officeooo:rsid="018f3174" officeooo:paragraph-rsid="018f3174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style="normal" fo:font-weight="normal" officeooo:rsid="01b75df1" officeooo:paragraph-rsid="01b75df1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style="normal" fo:font-weight="normal" officeooo:rsid="018f40dc" officeooo:paragraph-rsid="018f40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style="normal" fo:font-weight="normal" officeooo:rsid="019f9f2c" officeooo:paragraph-rsid="019f9f2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style="normal" fo:font-weight="normal" officeooo:rsid="01b75df1" officeooo:paragraph-rsid="01b75d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1bcff3f"/>
    </style:style>
    <style:style style:name="T2" style:family="text">
      <style:text-properties officeooo:rsid="01914766"/>
    </style:style>
    <style:style style:name="T3" style:family="text">
      <style:text-properties officeooo:rsid="0191bd7d"/>
    </style:style>
    <style:style style:name="T4" style:family="text">
      <style:text-properties officeooo:rsid="0191fcad"/>
    </style:style>
    <style:style style:name="T5" style:family="text">
      <style:text-properties officeooo:rsid="01972a98"/>
    </style:style>
    <style:style style:name="T6" style:family="text">
      <style:text-properties officeooo:rsid="01b1761d"/>
    </style:style>
    <style:style style:name="T7" style:family="text">
      <style:text-properties officeooo:rsid="01bdd639"/>
    </style:style>
    <style:style style:name="T8" style:family="text">
      <style:text-properties officeooo:rsid="01be2819"/>
    </style:style>
    <style:style style:name="T9" style:family="text">
      <style:text-properties officeooo:rsid="01c05c2f"/>
    </style:style>
    <style:style style:name="T10" style:family="text">
      <style:text-properties officeooo:rsid="01cb3fd7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1759464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8">Durée (m<text:span text:style-name="T10">i</text:span>n)</text:p>
          </table:table-cell>
          <table:table-cell table:style-name="Tableau1.A1" office:value-type="string">
            <text:p text:style-name="P7"><text:span text:style-name="T7">D.C.C</text:span> </text:p>
          </table:table-cell>
          <table:table-cell table:style-name="Tableau1.E1" office:value-type="string">
            <text:p text:style-name="P63">Observations</text:p>
          </table:table-cell>
        </table:table-row>
        <table:table-row table:style-name="Tableau1.2"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6">Appel &amp; présentation aux élèves</text:p>
          </table:table-cell>
          <table:table-cell table:style-name="Tableau1.C2" office:value-type="float" office:value="15">
            <text:p text:style-name="P67">15</text:p>
          </table:table-cell>
          <table:table-cell table:style-name="Tableau1.C2" table:formula="ooow:&lt;C2&gt;" office:value-type="float" office:value="15">
            <text:p text:style-name="P68">15</text:p>
          </table:table-cell>
          <table:table-cell table:style-name="Tableau1.E2">
            <text:p text:style-name="P70"/>
          </table:table-cell>
        </table:table-row>
        <table:table-row table:style-name="TableLine117943040">
          <table:table-cell table:style-name="Tableau1.A3" table:formula="ooow:&lt;A2&gt;+1" office:value-type="float" office:value="2">
            <text:p text:style-name="P75">2</text:p>
          </table:table-cell>
          <table:table-cell table:style-name="Tableau1.B20" office:value-type="string">
            <text:p text:style-name="P76">Distribution des fiches de renseignements</text:p>
          </table:table-cell>
          <table:table-cell table:style-name="Tableau1.C3" office:value-type="float" office:value="5">
            <text:p text:style-name="P77">5</text:p>
          </table:table-cell>
          <table:table-cell table:style-name="Tableau1.D3" table:formula="ooow:&lt;C3&gt;+&lt;D2&gt;" office:value-type="float" office:value="20">
            <text:p text:style-name="P78">20</text:p>
          </table:table-cell>
          <table:table-cell table:style-name="Tableau1.E3">
            <text:p text:style-name="P79"/>
          </table:table-cell>
        </table:table-row>
        <table:table-row table:style-name="TableLine117947296">
          <table:table-cell table:style-name="Tableau1.A4" table:formula="ooow:&lt;A3&gt;+1" office:value-type="float" office:value="3">
            <text:p text:style-name="P75">3</text:p>
          </table:table-cell>
          <table:table-cell table:style-name="Tableau1.B20" office:value-type="string">
            <text:p text:style-name="P76"><text:span text:style-name="T9">Les élèves complètent l</text:span>es fiches de renseignements</text:p>
          </table:table-cell>
          <table:table-cell table:style-name="Tableau1.C4" office:value-type="float" office:value="15">
            <text:p text:style-name="P80">15</text:p>
          </table:table-cell>
          <table:table-cell table:style-name="Tableau1.D4" table:formula="ooow:&lt;C4&gt;+&lt;D3&gt;" office:value-type="float" office:value="35">
            <text:p text:style-name="P78">35</text:p>
          </table:table-cell>
          <table:table-cell table:style-name="Tableau1.E4">
            <text:p text:style-name="P79"/>
          </table:table-cell>
        </table:table-row>
        <table:table-row table:style-name="TableLine117951344">
          <table:table-cell table:style-name="Tableau1.A5" table:formula="ooow:&lt;A4&gt;+1" office:value-type="float" office:value="4">
            <text:p text:style-name="P65">4</text:p>
          </table:table-cell>
          <table:table-cell table:style-name="Tableau1.B20" office:value-type="string">
            <text:p text:style-name="P81">Présentation globale du déroulement de l’année scolaire</text:p>
          </table:table-cell>
          <table:table-cell table:style-name="Tableau1.C5" office:value-type="float" office:value="10">
            <text:p text:style-name="P82">10</text:p>
          </table:table-cell>
          <table:table-cell table:style-name="Tableau1.D5" table:formula="ooow:&lt;C5&gt;+&lt;D4&gt;" office:value-type="float" office:value="45">
            <text:p text:style-name="P78">45</text:p>
          </table:table-cell>
          <table:table-cell table:style-name="Tableau1.E5">
            <text:p text:style-name="P93"/>
          </table:table-cell>
        </table:table-row>
        <table:table-row table:style-name="TableLine117955424">
          <table:table-cell table:style-name="Tableau1.A6" table:formula="ooow:&lt;A5&gt;+1" office:value-type="float" office:value="5">
            <text:p text:style-name="P75">5</text:p>
          </table:table-cell>
          <table:table-cell table:style-name="Tableau1.B20" office:value-type="string">
            <text:p text:style-name="P83">Importance de savoir quand il faut être sérieux ou pas</text:p>
          </table:table-cell>
          <table:table-cell table:style-name="Tableau1.C6" office:value-type="float" office:value="5">
            <text:p text:style-name="P84">5</text:p>
          </table:table-cell>
          <table:table-cell table:style-name="Tableau1.D6" table:formula="ooow:&lt;C6&gt;+&lt;D5&gt;" office:value-type="float" office:value="50">
            <text:p text:style-name="P78">50</text:p>
          </table:table-cell>
          <table:table-cell table:style-name="Tableau1.E6">
            <text:p text:style-name="P94"/>
          </table:table-cell>
        </table:table-row>
        <table:table-row table:style-name="TableLine117959888">
          <table:table-cell table:style-name="Tableau1.A7" table:formula="ooow:&lt;A6&gt;+1" office:value-type="float" office:value="6">
            <text:p text:style-name="P75">6</text:p>
          </table:table-cell>
          <table:table-cell table:style-name="Tableau1.B20" office:value-type="string">
            <text:p text:style-name="P85">Des mini-contrôles réguliers sur 1 points (20 par trimestre)</text:p>
          </table:table-cell>
          <table:table-cell table:style-name="Tableau1.C7" office:value-type="float" office:value="5">
            <text:p text:style-name="P86">5</text:p>
          </table:table-cell>
          <table:table-cell table:style-name="Tableau1.D7" table:formula="ooow:&lt;C7&gt;+&lt;D6&gt;" office:value-type="float" office:value="55">
            <text:p text:style-name="P78">55</text:p>
          </table:table-cell>
          <table:table-cell table:style-name="Tableau1.E7">
            <text:p text:style-name="P94"/>
          </table:table-cell>
        </table:table-row>
        <table:table-row table:style-name="TableLine117963824">
          <table:table-cell table:style-name="Tableau1.A8" table:formula="ooow:&lt;A7&gt;+1" office:value-type="float" office:value="7">
            <text:p text:style-name="P75">7</text:p>
          </table:table-cell>
          <table:table-cell table:style-name="Tableau1.B20" office:value-type="string">
            <text:p text:style-name="P87">1 DS par séquence <text:s/>avec un minimum 3 DS par trimestre</text:p>
          </table:table-cell>
          <table:table-cell table:style-name="Tableau1.C8" office:value-type="float" office:value="5">
            <text:p text:style-name="P88">5</text:p>
          </table:table-cell>
          <table:table-cell table:style-name="Tableau1.D8" table:formula="ooow:&lt;C8&gt;+&lt;D7&gt;" office:value-type="float" office:value="60">
            <text:p text:style-name="P78">60</text:p>
          </table:table-cell>
          <table:table-cell table:style-name="Tableau1.E8">
            <text:p text:style-name="P94"/>
          </table:table-cell>
        </table:table-row>
        <table:table-row table:style-name="TableLine117967248">
          <table:table-cell table:style-name="Tableau1.A9" table:formula="ooow:&lt;A8&gt;+1" office:value-type="float" office:value="8">
            <text:p text:style-name="P75">8</text:p>
          </table:table-cell>
          <table:table-cell table:style-name="Tableau1.B20" office:value-type="string">
            <text:p text:style-name="P89">Vérification des matériaux de la salle </text:p>
          </table:table-cell>
          <table:table-cell table:style-name="Tableau1.C9" office:value-type="float" office:value="15">
            <text:p text:style-name="P90">15</text:p>
          </table:table-cell>
          <table:table-cell table:style-name="Tableau1.D9" table:formula="ooow:&lt;C9&gt;+&lt;D8&gt;" office:value-type="float" office:value="75">
            <text:p text:style-name="P78">75</text:p>
          </table:table-cell>
          <table:table-cell table:style-name="Tableau1.E9">
            <text:p text:style-name="P94"/>
          </table:table-cell>
        </table:table-row>
        <table:table-row table:style-name="TableLine117970592">
          <table:table-cell table:style-name="Tableau1.A10" table:formula="ooow:&lt;A9&gt;+1" office:value-type="float" office:value="9">
            <text:p text:style-name="P75">9</text:p>
          </table:table-cell>
          <table:table-cell table:style-name="Tableau1.B20" office:value-type="string">
            <text:p text:style-name="P91"/>
          </table:table-cell>
          <table:table-cell table:style-name="Tableau1.C10">
            <text:p text:style-name="P92"/>
          </table:table-cell>
          <table:table-cell table:style-name="Tableau1.D10" table:formula="ooow:&lt;C10&gt;+&lt;D9&gt;" office:value-type="float" office:value="75">
            <text:p text:style-name="P78">75</text:p>
          </table:table-cell>
          <table:table-cell table:style-name="Tableau1.E10">
            <text:p text:style-name="P94"/>
          </table:table-cell>
        </table:table-row>
        <table:table-row table:style-name="TableLine117973936">
          <table:table-cell table:style-name="Tableau1.A11" table:formula="ooow:&lt;A10&gt;+1" office:value-type="float" office:value="10">
            <text:p text:style-name="P75">10</text:p>
          </table:table-cell>
          <table:table-cell table:style-name="Tableau1.B20" office:value-type="string">
            <text:p text:style-name="P91"/>
          </table:table-cell>
          <table:table-cell table:style-name="Tableau1.C11">
            <text:p text:style-name="P92"/>
          </table:table-cell>
          <table:table-cell table:style-name="Tableau1.D11" table:formula="ooow:&lt;C11&gt;+&lt;D10&gt;" office:value-type="float" office:value="75">
            <text:p text:style-name="P78">75</text:p>
          </table:table-cell>
          <table:table-cell table:style-name="Tableau1.E11">
            <text:p text:style-name="P94"/>
          </table:table-cell>
        </table:table-row>
        <table:table-row table:style-name="TableLine117978288">
          <table:table-cell table:style-name="Tableau1.A12" table:formula="ooow:&lt;A11&gt;+1" office:value-type="float" office:value="11">
            <text:p text:style-name="P75">11</text:p>
          </table:table-cell>
          <table:table-cell table:style-name="Tableau1.B20" office:value-type="string">
            <text:p text:style-name="P71"/>
          </table:table-cell>
          <table:table-cell table:style-name="Tableau1.C12">
            <text:p text:style-name="P72"/>
          </table:table-cell>
          <table:table-cell table:style-name="Tableau1.D12" table:formula="ooow:&lt;C12&gt;+&lt;D11&gt;" office:value-type="float" office:value="75">
            <text:p text:style-name="P78">75</text:p>
          </table:table-cell>
          <table:table-cell table:style-name="Tableau1.E12">
            <text:p text:style-name="P96"/>
          </table:table-cell>
        </table:table-row>
        <table:table-row table:style-name="TableLine117982240">
          <table:table-cell table:style-name="Tableau1.A13" table:formula="ooow:&lt;A12&gt;+1" office:value-type="float" office:value="12">
            <text:p text:style-name="P75">12</text:p>
          </table:table-cell>
          <table:table-cell table:style-name="Tableau1.B20" office:value-type="string">
            <text:p text:style-name="P69"/>
          </table:table-cell>
          <table:table-cell table:style-name="Tableau1.C13">
            <text:p text:style-name="P68"/>
          </table:table-cell>
          <table:table-cell table:style-name="Tableau1.D13" table:formula="ooow:&lt;C13&gt;+&lt;D12&gt;" office:value-type="float" office:value="75">
            <text:p text:style-name="P78">75</text:p>
          </table:table-cell>
          <table:table-cell table:style-name="Tableau1.E13">
            <text:p text:style-name="P70"/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75">13</text:p>
          </table:table-cell>
          <table:table-cell table:style-name="Tableau1.B20" office:value-type="string">
            <text:p text:style-name="P73"/>
          </table:table-cell>
          <table:table-cell table:style-name="Tableau1.C14">
            <text:p text:style-name="P92"/>
          </table:table-cell>
          <table:table-cell table:style-name="Tableau1.D14" table:formula="ooow:&lt;C14&gt;+&lt;D13&gt;" office:value-type="float" office:value="75">
            <text:p text:style-name="P78">75</text:p>
          </table:table-cell>
          <table:table-cell table:style-name="Tableau1.E14">
            <text:p text:style-name="P95"/>
          </table:table-cell>
        </table:table-row>
        <table:table-row table:style-name="TableLine117990208">
          <table:table-cell table:style-name="Tableau1.A15" table:formula="ooow:&lt;A14&gt;+1" office:value-type="float" office:value="14">
            <text:p text:style-name="P75">14</text:p>
          </table:table-cell>
          <table:table-cell table:style-name="Tableau1.B20" office:value-type="string">
            <text:p text:style-name="P73"/>
          </table:table-cell>
          <table:table-cell table:style-name="Tableau1.C15">
            <text:p text:style-name="P74"/>
          </table:table-cell>
          <table:table-cell table:style-name="Tableau1.D15" table:formula="ooow:&lt;C15&gt;+&lt;D14&gt;" office:value-type="float" office:value="75">
            <text:p text:style-name="P78">75</text:p>
          </table:table-cell>
          <table:table-cell table:style-name="Tableau1.E15">
            <text:p text:style-name="P97"/>
          </table:table-cell>
        </table:table-row>
        <table:table-row table:style-name="TableLine117994192">
          <table:table-cell table:style-name="Tableau1.A16" table:formula="ooow:&lt;A15&gt;+1" office:value-type="float" office:value="15">
            <text:p text:style-name="P75">15</text:p>
          </table:table-cell>
          <table:table-cell table:style-name="Tableau1.B20" office:value-type="string">
            <text:p text:style-name="P73"/>
          </table:table-cell>
          <table:table-cell table:style-name="Tableau1.C16">
            <text:p text:style-name="P74"/>
          </table:table-cell>
          <table:table-cell table:style-name="Tableau1.D16" table:formula="ooow:&lt;C16&gt;+&lt;D15&gt;" office:value-type="float" office:value="75">
            <text:p text:style-name="P78">75</text:p>
          </table:table-cell>
          <table:table-cell table:style-name="Tableau1.E16">
            <text:p text:style-name="P97"/>
          </table:table-cell>
        </table:table-row>
        <table:table-row table:style-name="TableLine117997648">
          <table:table-cell table:style-name="Tableau1.A17" table:formula="ooow:&lt;A16&gt;+1" office:value-type="float" office:value="16">
            <text:p text:style-name="P75">16</text:p>
          </table:table-cell>
          <table:table-cell table:style-name="Tableau1.B20" office:value-type="string">
            <text:p text:style-name="P73"/>
          </table:table-cell>
          <table:table-cell table:style-name="Tableau1.C17">
            <text:p text:style-name="P74"/>
          </table:table-cell>
          <table:table-cell table:style-name="Tableau1.D17" table:formula="ooow:&lt;C17&gt;+&lt;D16&gt;" office:value-type="float" office:value="75">
            <text:p text:style-name="P78">75</text:p>
          </table:table-cell>
          <table:table-cell table:style-name="Tableau1.E17">
            <text:p text:style-name="P97"/>
          </table:table-cell>
        </table:table-row>
        <table:table-row table:style-name="TableLine118001104">
          <table:table-cell table:style-name="Tableau1.A18" table:formula="ooow:&lt;A17&gt;+1" office:value-type="float" office:value="17">
            <text:p text:style-name="P75">17</text:p>
          </table:table-cell>
          <table:table-cell table:style-name="Tableau1.B20" office:value-type="string">
            <text:p text:style-name="P73"/>
          </table:table-cell>
          <table:table-cell table:style-name="Tableau1.C18">
            <text:p text:style-name="P74"/>
          </table:table-cell>
          <table:table-cell table:style-name="Tableau1.D18" table:formula="ooow:&lt;C18&gt;+&lt;D17&gt;" office:value-type="float" office:value="75">
            <text:p text:style-name="P78">75</text:p>
          </table:table-cell>
          <table:table-cell table:style-name="Tableau1.E18">
            <text:p text:style-name="P97"/>
          </table:table-cell>
        </table:table-row>
        <table:table-row table:style-name="TableLine118004832">
          <table:table-cell table:style-name="Tableau1.A19" table:formula="ooow:&lt;A18&gt;+1" office:value-type="float" office:value="18">
            <text:p text:style-name="P75">18</text:p>
          </table:table-cell>
          <table:table-cell table:style-name="Tableau1.B20" office:value-type="string">
            <text:p text:style-name="P73"/>
          </table:table-cell>
          <table:table-cell table:style-name="Tableau1.C19">
            <text:p text:style-name="P74"/>
          </table:table-cell>
          <table:table-cell table:style-name="Tableau1.D19" table:formula="ooow:&lt;C19&gt;+&lt;D18&gt;" office:value-type="float" office:value="75">
            <text:p text:style-name="P78">75</text:p>
          </table:table-cell>
          <table:table-cell table:style-name="Tableau1.E19">
            <text:p text:style-name="P97"/>
          </table:table-cell>
        </table:table-row>
        <table:table-row table:style-name="TableLine118008560">
          <table:table-cell table:style-name="Tableau1.A20" table:formula="ooow:&lt;A19&gt;+1" office:value-type="float" office:value="19">
            <text:p text:style-name="P75">19</text:p>
          </table:table-cell>
          <table:table-cell table:style-name="Tableau1.B20" office:value-type="string">
            <text:p text:style-name="P73"/>
          </table:table-cell>
          <table:table-cell table:style-name="Tableau1.C20">
            <text:p text:style-name="P74"/>
          </table:table-cell>
          <table:table-cell table:style-name="Tableau1.D20" table:formula="ooow:&lt;C20&gt;+&lt;D19&gt;" office:value-type="float" office:value="75">
            <text:p text:style-name="P78">75</text:p>
          </table:table-cell>
          <table:table-cell table:style-name="Tableau1.E20">
            <text:p text:style-name="P97"/>
          </table:table-cell>
        </table:table-row>
        <table:table-row table:style-name="TableLine118012016">
          <table:table-cell table:style-name="Tableau1.A21" table:formula="ooow:&lt;A20&gt;+1" office:value-type="float" office:value="20">
            <text:p text:style-name="P75">20</text:p>
          </table:table-cell>
          <table:table-cell table:style-name="Tableau1.B21" office:value-type="string">
            <text:p text:style-name="P73"/>
          </table:table-cell>
          <table:table-cell table:style-name="Tableau1.C21">
            <text:p text:style-name="P72"/>
          </table:table-cell>
          <table:table-cell table:style-name="Tableau1.D21" table:formula="ooow:&lt;C21&gt;+&lt;D20&gt;" office:value-type="float" office:value="75">
            <text:p text:style-name="P78">75</text:p>
          </table:table-cell>
          <table:table-cell table:style-name="Tableau1.E21">
            <text:p text:style-name="P9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be2819"/>
    </style:style>
    <style:style style:name="MT2" style:family="text">
      <style:text-properties officeooo:rsid="01bcff3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00-SEQ01-</text:span>P<text:span text:style-name="MT2">RISE DE CONTACTE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16T18:32:22.434239227</dc:date>
    <meta:editing-duration>P3DT13H13M34S</meta:editing-duration>
    <meta:editing-cycles>722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62" meta:word-count="117" meta:character-count="535" meta:non-whitespace-character-count="477"/>
  </office:meta>
</office:document-meta>
</file>